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4417in"/>
    </style:style>
    <style:style style:name="co4" style:family="table-column">
      <style:table-column-properties fo:break-before="auto" style:column-width="3.0984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3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5075in" fo:break-before="auto" style:use-optimal-row-height="false"/>
    </style:style>
    <style:style style:name="ro9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ffff00" fo:wrap-option="wrap"/>
    </style:style>
    <style:style style:name="ce2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wrap-option="wra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3" style:family="table-cell" style:parent-style-name="Default"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4" style:family="table-cell" style:parent-style-name="Default">
      <style:table-cell-properties fo:background-color="#ffff00" fo:wrap-option="wrap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5" style:family="table-cell" style:parent-style-name="Default">
      <style:table-cell-properties fo:wrap-option="wrap"/>
      <style:text-properties fo:color="#bcbec4" style:font-name="JetBrains Mono" style:font-name-asian="JetBrains Mono" style:font-name-complex="JetBrains Mono"/>
    </style:style>
    <style:style style:name="T1" style:family="text">
      <style:text-properties fo:color="#bcbec4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a4926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2aacb8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  <style:style style:name="T6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f8e6d"/>
    </style:style>
    <style:style style:name="T7" style:family="text">
      <style:text-properties fo:color="#bcbec4" fo:font-size="10pt" fo:font-weight="normal" fo:font-style="norm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aa4926"/>
    </style:style>
    <style:style style:name="T9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bcbec4"/>
    </style:style>
    <style:style style:name="T10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2aacb8"/>
    </style:style>
    <style:style style:name="T1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6aab73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office:value-type="string" calcext:value-type="string">
            <text:p>Modell</text:p>
          </table:table-cell>
          <table:table-cell office:value-type="string" calcext:value-type="string">
            <text:p>Parame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andomizedSearchCV</text:p>
          </table:table-cell>
          <table:table-cell office:value-type="string" calcext:value-type="string">
            <text:p>leaf_size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_neighbors</text:p>
          </table:table-cell>
          <table:table-cell table:style-name="ce2" office:value-type="string" calcext:value-type="string">
            <text:p>6(20/1700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di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ean Cross-Validation Score für Trainingsdaten: <text:s/>0.90850031355875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ean Cross-Validation Score für Testdaten: <text:s/>0.919559699065924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leaf_size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_neighbor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di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zeln getuned</text:p>
          </table:table-cell>
          <table:table-cell office:value-type="string" calcext:value-type="string">
            <text:p>n_neighbor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(weights = ‘distance’ und p =1)</text:p>
          </table:table-cell>
          <table:table-cell office:value-type="string" calcext:value-type="string">
            <text:p>leaf_size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ogReg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Parameter einzeln: 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2">C_value: 1 Fbeta Score Logistische Regression (k-fold): 0.4819415177526672</text:span></text:p>
            <text:p/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string" calcext:value-type="string">
            <text:p>Ab 2000</text:p>
          </table:table-cell>
          <table:table-cell office:value-type="string" calcext:value-type="string">
            <text:p>max_iter_value: 2000 Fbeta Score Logistische Regression (k-fold): 0.481941517752667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ol</text:p>
          </table:table-cell>
          <table:table-cell office:value-type="string" calcext:value-type="string">
            <text:p>0.001, 0.01, 0.1 immer gleich</text:p>
          </table:table-cell>
          <table:table-cell office:value-type="string" calcext:value-type="string">
            <text:p>tol_value: 0.0001 Fbeta Score Logistische Regression (k-fold): 0.481941517752667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class_we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ight: 9 F1 Score Logistische Regression (k-fold): 0.4821461320681213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table:style-name="ce1" office:value-type="string" calcext:value-type="string">
            <text:p>tol</text:p>
          </table:table-cell>
          <table:table-cell office:value-type="float" office:value="0.0001" calcext:value-type="float">
            <text:p>0.000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libline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l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float" office:value="1700" calcext:value-type="float">
            <text:p>1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float" office:value="1100" calcext:value-type="float">
            <text:p>11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l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libline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l</text:p>
          </table:table-cell>
          <table:table-cell office:value-type="float" office:value="0.01" calcext:value-type="float">
            <text:p>0.01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andomForestClassifie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office:value-type="string" calcext:value-type="string">
            <text:p>n_estimators</text:p>
          </table:table-cell>
          <table:table-cell office:value-type="float" office:value="344" calcext:value-type="float">
            <text:p>3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string" calcext:value-type="string">
            <text:p>log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lass_weight</text:p>
          </table:table-cell>
          <table:table-cell office:value-type="string" calcext:value-type="string">
            <text:p>{0: 1, 1: 9}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zeln</text:p>
          </table:table-cell>
          <table:table-cell office:value-type="string" calcext:value-type="string">
            <text:p>class_weigh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Weight: 1 F1 Score Random Forest (k-fold): 0.45811807199165483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max_depth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_estimators</text:p>
          </table:table-cell>
          <table:table-cell office:value-type="float" office:value="1220" calcext:value-type="float">
            <text:p>12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lancedRandomForestClassifie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office:value-type="string" calcext:value-type="string">
            <text:p>n_estimators</text:p>
          </table:table-cell>
          <table:table-cell office:value-type="float" office:value="1268" calcext:value-type="float">
            <text:p>126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n_estimators</text:p>
          </table:table-cell>
          <table:table-cell office:value-type="float" office:value="920" calcext:value-type="float">
            <text:p>9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" office:value-type="string" calcext:value-type="string">
            <text:p>Best fbeta_score for Balanced Random Forest:  0.466824549700525</text:p>
            <text:p/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zeln:</text:p>
          </table:table-cell>
          <table:table-cell office:value-type="string" calcext:value-type="string">
            <text:p>n_estimators</text:p>
          </table:table-cell>
          <table:table-cell office:value-type="float" office:value="2060" calcext:value-type="float">
            <text:p>206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string" calcext:value-type="string">
            <text:p>sqrt, log2 oder 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" office:value-type="string" calcext:value-type="string">
            <text:p>Beste scores: 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für balancedRandomForestClassifier:</text:p>
          </table:table-cell>
          <table:table-cell table:style-name="ce1" office:value-type="string" calcext:value-type="string">
            <text:p>einzeln getuned mit class_weights: </text:p>
          </table:table-cell>
          <table:table-cell table:style-name="ce1" office:value-type="string" calcext:value-type="string">
            <text:p>Fbeta Score einzeln getuneter Bal RF mit class_weights: 0.4817609597699469</text:p>
          </table:table-cell>
          <table:table-cell table:style-name="ce6" office:value-type="string" calcext:value-type="string">
            <text:p><text:span text:style-name="T1">model = BalancedRandomForestClassifier(</text:span><text:span text:style-name="T2">n_estimators</text:span><text:span text:style-name="T3">=</text:span><text:span text:style-name="T4">2060</text:span><text:span text:style-name="T3">, </text:span><text:span text:style-name="T2">max_depth</text:span><text:span text:style-name="T3">=</text:span><text:span text:style-name="T4">16</text:span><text:span text:style-name="T3">, </text:span><text:span text:style-name="T2">max_features</text:span><text:span text:style-name="T3">=</text:span><text:span text:style-name="T5">'sqrt'</text:span><text:span text:style-name="T3">, </text:span><text:span text:style-name="T2">min_samples_leaf</text:span><text:span text:style-name="T3">=</text:span><text:span text:style-name="T4">2</text:span><text:span text:style-name="T3">, </text:span><text:span text:style-name="T2">min_samples_split</text:span><text:span text:style-name="T3">=</text:span><text:span text:style-name="T4">10</text:span><text:span text:style-name="T3">, </text:span><text:span text:style-name="T2">random_state</text:span><text:span text:style-name="T3">=</text:span><text:span text:style-name="T4">42</text:span><text:span text:style-name="T3">, </text:span><text:span text:style-name="T2">replacement</text:span><text:span text:style-name="T3">=</text:span><text:span text:style-name="T6">True</text:span><text:span text:style-name="T3">, </text:span><text:span text:style-name="T2">bootstrap</text:span><text:span text:style-name="T3">=</text:span><text:span text:style-name="T6">False</text:span><text:span text:style-name="T3">,  </text:span><text:span text:style-name="T2">class_weight</text:span><text:span text:style-name="T3">={</text:span><text:span text:style-name="T4">0</text:span><text:span text:style-name="T3">:</text:span><text:span text:style-name="T4">1</text:span><text:span text:style-name="T3">, </text:span><text:span text:style-name="T4">1</text:span><text:span text:style-name="T3">: </text:span><text:span text:style-name="T4">9</text:span><text:span text:style-name="T3">})</text:span></text:p>
          </table:table-cell>
          <table:table-cell table:style-name="ce15" office:value-type="string" calcext:value-type="string">
            <text:p/>
            <text:p/>
          </table:table-cell>
          <table:table-cell table:style-name="ce1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--&gt; mit den werten nochmal weights_tuning, da kam 2 raus und score 0.5012302914183395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 office:value-type="string" calcext:value-type="string">
            <text:p>bester BalancedRandomForestClassifier:</text:p>
          </table:table-cell>
          <table:table-cell table:style-name="ce7"/>
          <table:table-cell table:number-columns-repeated="16380"/>
        </table:table-row>
        <table:table-row table:style-name="ro4">
          <table:table-cell table:number-columns-repeated="2"/>
          <table:table-cell table:style-name="ce7" office:value-type="float" office:value="0.50123029141834" calcext:value-type="float">
            <text:p>0.50123029141834</text:p>
          </table:table-cell>
          <table:table-cell table:style-name="ce12" office:value-type="string" calcext:value-type="string">
            <text:p>BalancedRandomForestClassifier(n_estimators=2060, max_depth=16, max_features='sqrt', min_samples_leaf=2, min_samples_split=10, random_state=42, replacement=True, bootstrap=False, <text:s/>class_weight={0:1, 1: 2}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für LogisticRegression:</text:p>
          </table:table-cell>
          <table:table-cell office:value-type="string" calcext:value-type="string">
            <text:p>einzeln getuned mit weights: </text:p>
          </table:table-cell>
          <table:table-cell table:style-name="ce1" office:value-type="string" calcext:value-type="string">
            <text:p>fbeta mit einzeln score:  0.4815773928311312</text:p>
            <text:p/>
            <text:p/>
          </table:table-cell>
          <table:table-cell table:style-name="ce13" office:value-type="string" calcext:value-type="string">
            <text:p><text:span text:style-name="T7">LogisticRegression(</text:span><text:span text:style-name="T8">C</text:span><text:span text:style-name="T9">=</text:span><text:span text:style-name="T10">1</text:span><text:span text:style-name="T9">, </text:span><text:span text:style-name="T8">max_iter </text:span><text:span text:style-name="T9">= </text:span><text:span text:style-name="T10">2000</text:span><text:span text:style-name="T9">, </text:span><text:span text:style-name="T8">tol </text:span><text:span text:style-name="T9">= </text:span><text:span text:style-name="T10">0.001</text:span><text:span text:style-name="T9">, </text:span><text:span text:style-name="T8">random_state</text:span><text:span text:style-name="T9">=</text:span><text:span text:style-name="T10">42</text:span><text:span text:style-name="T9">, </text:span><text:span text:style-name="T8">class_weight </text:span><text:span text:style-name="T9">= {</text:span><text:span text:style-name="T10">0</text:span><text:span text:style-name="T9">:</text:span><text:span text:style-name="T10">1</text:span><text:span text:style-name="T9">, </text:span><text:span text:style-name="T10">1</text:span><text:span text:style-name="T9">: </text:span><text:span text:style-name="T10">9</text:span><text:span text:style-name="T9">})</text:span></text:p>
          </table:table-cell>
          <table:table-cell table:number-columns-repeated="16380"/>
        </table:table-row>
        <table:table-row table:style-name="ro6">
          <table:table-cell/>
          <table:table-cell office:value-type="string" calcext:value-type="string">
            <text:p>randomSearch: </text:p>
          </table:table-cell>
          <table:table-cell table:style-name="ce1" office:value-type="string" calcext:value-type="string">
            <text:p/>
            <text:p>fbeta mit randomSearch score mit weights:  0.48190904511651905</text:p>
            <text:p/>
          </table:table-cell>
          <table:table-cell table:style-name="ce13" office:value-type="string" calcext:value-type="string">
            <text:p><text:span text:style-name="T7">LogisticRegression(</text:span><text:span text:style-name="T8">C</text:span><text:span text:style-name="T9">=</text:span><text:span text:style-name="T10">1</text:span><text:span text:style-name="T9">, </text:span><text:span text:style-name="T8">max_iter</text:span><text:span text:style-name="T9">=</text:span><text:span text:style-name="T10">1700</text:span><text:span text:style-name="T9">, </text:span><text:span text:style-name="T8">penalty</text:span><text:span text:style-name="T9">=</text:span><text:span text:style-name="T11">'l2'</text:span><text:span text:style-name="T9">, </text:span><text:span text:style-name="T8">solver</text:span><text:span text:style-name="T9">=</text:span><text:span text:style-name="T11">'liblinear'</text:span><text:span text:style-name="T9">, </text:span><text:span text:style-name="T8">tol</text:span><text:span text:style-name="T9">=</text:span><text:span text:style-name="T10">0.0001</text:span><text:span text:style-name="T9">, </text:span><text:span text:style-name="T8">random_state</text:span><text:span text:style-name="T9">=</text:span><text:span text:style-name="T10">42</text:span><text:span text:style-name="T9">, </text:span><text:span text:style-name="T8">class_weight </text:span><text:span text:style-name="T9">= {</text:span><text:span text:style-name="T10">0</text:span><text:span text:style-name="T9">:</text:span><text:span text:style-name="T10">1</text:span><text:span text:style-name="T9">, </text:span><text:span text:style-name="T10">1</text:span><text:span text:style-name="T9">: </text:span><text:span text:style-name="T10">9</text:span><text:span text:style-name="T9">})</text:span>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-&gt; mit beiden nochmal weights tuning. Bester score:random mit weight = 9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7" office:value-type="string" calcext:value-type="string">
            <text:p>Weight: 9 Fbeta Score Logistische Regression randomSearch getuned: 0.48240489744404214</text:p>
          </table:table-cell>
          <table:table-cell table:style-name="ce7"/>
          <table:table-cell table:number-columns-repeated="16380"/>
        </table:table-row>
        <table:table-row table:style-name="ro7">
          <table:table-cell table:number-columns-repeated="2"/>
          <table:table-cell table:style-name="ce7" office:value-type="string" calcext:value-type="string">
            <text:p>also: </text:p>
          </table:table-cell>
          <table:table-cell table:style-name="ce14" office:value-type="string" calcext:value-type="string">
            <text:p>LogisticRegression(C=1, max_iter=1700, penalty='l2', solver='liblinear', tol=0.0001, random_state=42, class_weight = {0:1, 1: 9}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office:value-type="string" calcext:value-type="string">
            <text:p>für RandomForestClassifier:</text:p>
          </table:table-cell>
          <table:table-cell office:value-type="string" calcext:value-type="string">
            <text:p>RandomSearch-getuned:</text:p>
          </table:table-cell>
          <table:table-cell table:style-name="ce1" office:value-type="string" calcext:value-type="string">
            <text:p>fbeta randomSearch getunete Parameter:  0.5039573583667317</text:p>
            <text:p/>
          </table:table-cell>
          <table:table-cell table:style-name="ce13" office:value-type="string" calcext:value-type="string">
            <text:p><text:span text:style-name="T7">RandomForestClassifier(</text:span><text:span text:style-name="T8">n_estimators</text:span><text:span text:style-name="T9">=</text:span><text:span text:style-name="T10">344</text:span><text:span text:style-name="T9">, </text:span><text:span text:style-name="T8">min_samples_split</text:span><text:span text:style-name="T9">=</text:span><text:span text:style-name="T10">400</text:span><text:span text:style-name="T9">, </text:span><text:span text:style-name="T8">min_samples_leaf</text:span><text:span text:style-name="T9">=</text:span><text:span text:style-name="T10">8</text:span><text:span text:style-name="T9">,</text:span><text:span text:style-name="T8">max_features</text:span><text:span text:style-name="T9">=</text:span><text:span text:style-name="T11">'log2'</text:span><text:span text:style-name="T9">, </text:span><text:span text:style-name="T8">max_depth</text:span><text:span text:style-name="T9">=</text:span><text:span text:style-name="T10">15</text:span><text:span text:style-name="T9">, </text:span><text:span text:style-name="T8">random_state</text:span><text:span text:style-name="T9">=</text:span><text:span text:style-name="T10">42</text:span><text:span text:style-name="T9">, </text:span><text:span text:style-name="T8">class_weight</text:span><text:span text:style-name="T9">={</text:span><text:span text:style-name="T10">0</text:span><text:span text:style-name="T9">:</text:span><text:span text:style-name="T10">1</text:span><text:span text:style-name="T9">, </text:span><text:span text:style-name="T10">1</text:span><text:span text:style-name="T9">: </text:span><text:span text:style-name="T10">9</text:span><text:span text:style-name="T9">})</text:span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--&gt; mit den werten nochmal weights-tuning. Da kam raus max score: <text:s/>0.5039573583667317 bei weight = 9.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8" office:value-type="string" calcext:value-type="string">
            <text:p>bester RandomForestClassifier: </text:p>
          </table:table-cell>
          <table:table-cell table:style-name="ce8"/>
          <table:table-cell table:number-columns-repeated="16380"/>
        </table:table-row>
        <table:table-row table:style-name="ro9">
          <table:table-cell table:number-columns-repeated="2"/>
          <table:table-cell table:style-name="ce8"/>
          <table:table-cell table:style-name="ce14" office:value-type="string" calcext:value-type="string">
            <text:p>n_estimators=344, min_samples_split=400, min_samples_leaf=8,max_features='log2', max_depth=15, random_state=42, class_weight={0:1, 1: 9}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8" office:value-type="float" office:value="0.503957358366732" calcext:value-type="float">
            <text:p>0.503957358366732</text:p>
          </table:table-cell>
          <table:table-cell table:style-name="ce8"/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6">
          <table:table-cell office:value-type="string" calcext:value-type="string">
            <text:p>für KNN</text:p>
          </table:table-cell>
          <table:table-cell office:value-type="string" calcext:value-type="string">
            <text:p>randomSearchCV und SMOTE:</text:p>
          </table:table-cell>
          <table:table-cell table:style-name="ce9" office:value-type="string" calcext:value-type="string">
            <text:p/>
            <text:p>scores randomSearch getuned: 0.9085003135587506</text:p>
            <text:p/>
          </table:table-cell>
          <table:table-cell table:style-name="ce14" office:value-type="string" calcext:value-type="string">
            <text:p>KNeighborsClassifier(n_neighbors=6, leaf_size=41, weights='distance', p=1)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2:59:03.7076429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9:24:57.417929749</meta:creation-date>
    <meta:generator>LibreOffice/24.2.5.2$Linux_X86_64 LibreOffice_project/d6e8b0f3fc6e8af2b00cf4969fd0d2fa45b9a62e</meta:generator>
    <dc:date>2024-09-04T19:16:07.108426105</dc:date>
    <meta:editing-duration>P1DT9H33M51S</meta:editing-duration>
    <meta:editing-cycles>27</meta:editing-cycles>
    <meta:document-statistic meta:table-count="1" meta:cell-count="160" meta:object-count="0"/>
  </office:meta>
</office:document-meta>
</file>